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7dd3"/>
    </style:style>
    <style:style style:name="P2" style:family="paragraph" style:parent-style-name="Standard">
      <style:text-properties fo:font-weight="bold" officeooo:paragraph-rsid="00137dd3" style:font-weight-asian="bold" style:font-weight-complex="bold"/>
    </style:style>
    <style:style style:name="P3" style:family="paragraph" style:parent-style-name="Standard">
      <style:text-properties fo:font-weight="bold" officeooo:rsid="001880a5" officeooo:paragraph-rsid="001880a5" style:font-weight-asian="bold" style:font-weight-complex="bold"/>
    </style:style>
    <style:style style:name="P4" style:family="paragraph" style:parent-style-name="Standard" style:list-style-name="L3">
      <style:text-properties fo:font-weight="bold" officeooo:rsid="001880a5" officeooo:paragraph-rsid="001880a5" style:font-weight-asian="bold" style:font-weight-complex="bold"/>
    </style:style>
    <style:style style:name="P5" style:family="paragraph" style:parent-style-name="Standard">
      <style:text-properties fo:font-weight="bold" officeooo:paragraph-rsid="001880a5" style:font-weight-asian="bold" style:font-weight-complex="bold"/>
    </style:style>
    <style:style style:name="P6" style:family="paragraph" style:parent-style-name="Standard">
      <style:text-properties officeooo:paragraph-rsid="001880a5"/>
    </style:style>
    <style:style style:name="P7" style:family="paragraph" style:parent-style-name="Standard" style:list-style-name="L4">
      <style:text-properties officeooo:paragraph-rsid="00137dd3"/>
    </style:style>
    <style:style style:name="P8" style:family="paragraph" style:parent-style-name="Text_20_body">
      <style:text-properties fo:font-weight="bold" officeooo:rsid="001eeaf7" officeooo:paragraph-rsid="001eeaf7" style:font-weight-asian="bold" style:font-weight-complex="bold"/>
    </style:style>
    <style:style style:name="P9" style:family="paragraph" style:parent-style-name="Text_20_body">
      <style:text-properties fo:font-variant="normal" fo:text-transform="none" fo:color="#222222" style:font-name="Arial" fo:font-size="12pt" fo:letter-spacing="normal" fo:font-style="normal" fo:font-weight="bold" officeooo:rsid="001880a5" officeooo:paragraph-rsid="001880a5" style:font-weight-asian="bold" style:font-weight-complex="bold"/>
    </style:style>
    <style:style style:name="P10" style:family="paragraph" style:parent-style-name="Text_20_body">
      <style:text-properties officeooo:paragraph-rsid="001c2b99"/>
    </style:style>
    <style:style style:name="P11" style:family="paragraph" style:parent-style-name="Text_20_body">
      <style:text-properties fo:font-weight="normal" officeooo:rsid="001eeaf7" officeooo:paragraph-rsid="001eeaf7" style:font-weight-asian="normal" style:font-weight-complex="normal"/>
    </style:style>
    <style:style style:name="P12" style:family="paragraph" style:parent-style-name="Text_20_body">
      <style:text-properties fo:font-weight="normal" officeooo:rsid="001fdc7a" officeooo:paragraph-rsid="001fdc7a" style:font-weight-asian="normal" style:font-weight-complex="normal"/>
    </style:style>
    <style:style style:name="P13" style:family="paragraph" style:parent-style-name="Text_20_body">
      <style:text-properties officeooo:paragraph-rsid="001d3db2"/>
    </style:style>
    <style:style style:name="P14" style:family="paragraph" style:parent-style-name="Text_20_body">
      <style:text-properties officeooo:paragraph-rsid="001ece20"/>
    </style:style>
    <style:style style:name="P15" style:family="paragraph" style:parent-style-name="Text_20_body">
      <style:text-properties style:font-name="Liberation Serif" officeooo:rsid="001d3db2" officeooo:paragraph-rsid="001d3db2"/>
    </style:style>
    <style:style style:name="P16" style:family="paragraph" style:parent-style-name="Text_20_body" style:list-style-name="L1">
      <style:text-properties style:font-name="Liberation Serif" officeooo:rsid="001d3db2" officeooo:paragraph-rsid="001d3db2"/>
    </style:style>
    <style:style style:name="P17" style:family="paragraph" style:parent-style-name="Text_20_body">
      <style:text-properties style:font-name="Liberation Serif" fo:font-weight="normal" officeooo:rsid="001ece20" officeooo:paragraph-rsid="001ece20" style:font-weight-asian="normal" style:font-weight-complex="normal"/>
    </style:style>
    <style:style style:name="P18" style:family="paragraph" style:parent-style-name="Text_20_body" style:list-style-name="L2">
      <style:text-properties style:font-name="Liberation Serif" fo:font-weight="normal" officeooo:rsid="001ece20" officeooo:paragraph-rsid="001ece20" style:font-weight-asian="normal" style:font-weight-complex="normal"/>
    </style:style>
    <style:style style:name="P19" style:family="paragraph" style:parent-style-name="Text_20_body">
      <style:text-properties style:font-name="Liberation Serif" fo:font-weight="normal" officeooo:rsid="001fdc7a" officeooo:paragraph-rsid="001fdc7a" style:font-weight-asian="normal" style:font-weight-complex="normal"/>
    </style:style>
    <style:style style:name="P20" style:family="paragraph" style:parent-style-name="Text_20_body">
      <style:text-properties style:font-name="Liberation Serif" fo:font-weight="bold" officeooo:rsid="001ece20" officeooo:paragraph-rsid="001ece20" style:font-weight-asian="bold" style:font-weight-complex="bold"/>
    </style:style>
    <style:style style:name="P21" style:family="paragraph" style:parent-style-name="Text_20_body">
      <style:text-properties style:font-name="Liberation Serif" fo:font-weight="bold" officeooo:rsid="001fdc7a" officeooo:paragraph-rsid="001fdc7a" style:font-weight-asian="bold" style:font-weight-complex="bold"/>
    </style:style>
    <style:style style:name="P22" style:family="paragraph" style:parent-style-name="Text_20_body">
      <style:text-properties officeooo:rsid="001fdc7a" officeooo:paragraph-rsid="001fdc7a"/>
    </style:style>
    <style:style style:name="P23" style:family="paragraph" style:parent-style-name="Text_20_body">
      <style:text-properties officeooo:rsid="0020022e" officeooo:paragraph-rsid="0020022e"/>
    </style:style>
    <style:style style:name="P24" style:family="paragraph" style:parent-style-name="Text_20_body">
      <style:text-properties officeooo:rsid="0020bc50" officeooo:paragraph-rsid="0020bc50"/>
    </style:style>
    <style:style style:name="P25" style:family="paragraph" style:parent-style-name="Heading_20_1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26" style:family="paragraph" style:parent-style-name="Heading_20_2">
      <style:text-properties style:font-name="Liberation Serif" fo:font-weight="bold" officeooo:rsid="001d3db2" officeooo:paragraph-rsid="001d3db2" style:font-weight-asian="bold" style:font-weight-complex="bold"/>
    </style:style>
    <style:style style:name="P27" style:family="paragraph" style:parent-style-name="Heading_20_3">
      <style:text-properties fo:font-weight="bold" officeooo:rsid="001eeaf7" officeooo:paragraph-rsid="001eeaf7" style:font-weight-asian="bold" style:font-weight-complex="bold"/>
    </style:style>
    <style:style style:name="P28" style:family="paragraph" style:parent-style-name="Heading_20_3">
      <style:text-properties style:font-name="Liberation Serif" fo:font-weight="bold" officeooo:rsid="001eeaf7" officeooo:paragraph-rsid="001eeaf7" style:font-weight-asian="bold" style:font-weight-complex="bold"/>
    </style:style>
    <style:style style:name="P29" style:family="paragraph" style:parent-style-name="Heading_20_3">
      <style:text-properties officeooo:rsid="001fdc7a" officeooo:paragraph-rsid="001fdc7a"/>
    </style:style>
    <style:style style:name="T1" style:family="text">
      <style:text-properties fo:font-variant="normal" fo:text-transform="none" fo:color="#222222" style:font-name="Arial" fo:font-size="12pt" fo:letter-spacing="normal" fo:font-style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137dd3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officeooo:rsid="00157c6c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officeooo:rsid="00173122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officeooo:rsid="0018349d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officeooo:rsid="001880a5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 officeooo:rsid="001882bc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 officeooo:rsid="0019ffb8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officeooo:rsid="001c2b99" style:font-weight-asian="bold" style:font-weight-complex="bold"/>
    </style:style>
    <style:style style:name="T11" style:family="text">
      <style:text-properties fo:font-variant="normal" fo:text-transform="none" fo:color="#222222" style:font-name="Arial" fo:font-size="12pt" fo:letter-spacing="normal" fo:font-style="normal" officeooo:rsid="0019ffb8"/>
    </style:style>
    <style:style style:name="T12" style:family="text">
      <style:text-properties fo:font-variant="normal" fo:text-transform="none" fo:color="#222222" fo:letter-spacing="normal" fo:font-style="normal"/>
    </style:style>
    <style:style style:name="T13" style:family="text">
      <style:text-properties fo:font-variant="normal" fo:text-transform="none" fo:color="#222222" fo:letter-spacing="normal" fo:font-style="normal" officeooo:rsid="001c2b9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9ffb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fo:font-weight="normal" officeooo:rsid="001d3db2" style:font-weight-asian="normal" style:font-weight-complex="normal"/>
    </style:style>
    <style:style style:name="T20" style:family="text">
      <style:text-properties style:font-name="Liberation Serif" fo:font-weight="normal" officeooo:rsid="001ece20" style:font-weight-asian="normal" style:font-weight-complex="normal"/>
    </style:style>
    <style:style style:name="T21" style:family="text">
      <style:text-properties style:font-name="Liberation Serif" fo:font-weight="bold" officeooo:rsid="001ece20" style:font-weight-asian="bold" style:font-weight-complex="bold"/>
    </style:style>
    <style:style style:name="T22" style:family="text">
      <style:text-properties style:font-name="Liberation Serif" officeooo:rsid="001ece20"/>
    </style:style>
    <style:style style:name="T23" style:family="text">
      <style:text-properties style:font-name="Liberation Serif" officeooo:rsid="001fdc7a"/>
    </style:style>
    <style:style style:name="T24" style:family="text">
      <style:text-properties officeooo:rsid="001fdc7a"/>
    </style:style>
    <style:style style:name="T25" style:family="text">
      <style:text-properties officeooo:rsid="002002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На сервере 8 CPU.. Вдруг мониторинг сообщает, что у вас 30 lA на протяжении 5 минут, опишите последовательность действия по анализу ситуации. Это проблема? Как бы вы её решали?. Что означает 30 LA ?</text:span></text:p>
      <text:p text:style-name="P1"><text:span text:style-name="T2"/></text:p>
      <text:p text:style-name="P1"><text:span text:style-name="T3">Ответ:</text:span></text:p>
      <text:p text:style-name="P1"><text:span text:style-name="T3"><text:s/><text:tab/>Да, это уже проблема. Необходимо на сервере или используя сданные системы мониторинга проверить следующие узкие места на сервере:</text:span></text:p>
      <text:list xml:id="list967118598" text:style-name="L4">
        <text:list-item>
          <text:p text:style-name="P7"><text:span text:style-name="T3">Утилизация процессорного времени;</text:span></text:p>
        </text:list-item>
        <text:list-item>
          <text:p text:style-name="P7"><text:span text:style-name="T3">Утилизация оперативной памяти;</text:span></text:p>
        </text:list-item>
        <text:list-item>
          <text:p text:style-name="P7"><text:span text:style-name="T3">Нагрузка на дисковую подсистему;</text:span></text:p>
        </text:list-item>
        <text:list-item>
          <text:p text:style-name="P7"><text:span text:style-name="T3">Нагрузка на сетевых интерфейсах.</text:span></text:p>
        </text:list-item>
      </text:list>
      <text:p text:style-name="P1"><text:span text:style-name="T3"/></text:p>
      <text:p text:style-name="P1"><text:span text:style-name="T3"><text:tab/>Далее уже в консоли выяснить какой процесс создал эти нагрузки, проверить log-файлы процесса и системы. При нетипичном поведении процесса его можно перезапустить. Далее проводить инцидентный анализ, желательно с привлечением разработчиков.</text:span></text:p>
      <text:p text:style-name="P1"><text:span text:style-name="T3"/></text:p>
      <text:p text:style-name="P6"><text:span text:style-name="T3"><text:tab/>Load Average </text:span><text:span text:style-name="T4">показывает количество процессов, ожидающих процессорного времени. Могут указываться процессы в состоянии выполнения или ожидающих выполнения. Так же могут быть указаны процессы ожидающие ответ</text:span><text:span text:style-name="T5">а</text:span><text:span text:style-name="T4"> от дисковой подсистемы </text:span><text:span text:style-name="T6">(iowait)</text:span><text:span text:style-name="T4">. Показатель довольно субъективный, но хорошо показывает общую нагрузку на </text:span><text:span text:style-name="T5">систему в разрезе 1, 5 и 15 минутных срезов.</text:span></text:p>
      <text:p text:style-name="P6"><text:span text:style-name="T5"/></text:p>
      <text:p text:style-name="P6"><text:span text:style-name="T7"><text:tab/>LA а 30 единиц, означает что на сервере есть 30 активных процессов (почти 4 на CPU). Оптимальное (среднее) значение для сервера должно быть менне восьми на сервер или около одного на один CPU</text:span><text:line-break/></text:p>
      <text:p text:style-name="P2"><text:span text:style-name="T1">2. когда необходимо использовать балансировку? Что можно распределять через балансировщики и какие инструменты лучше использовать (примеры) ?</text:span></text:p>
      <text:p text:style-name="P5"><text:span text:style-name="T7"/></text:p>
      <text:p text:style-name="P3"><text:span text:style-name="T2"><text:tab/>Балансировка необходима для распределения нагрузки между узлами системы, выполняющими одни и те же задачи. Основные задачи, </text:span><text:span text:style-name="T9">которые выполнялись мной:</text:span></text:p>
      <text:p text:style-name="P3"><text:span text:style-name="T2"/></text:p>
      <text:list xml:id="list892474004" text:style-name="L3">
        <text:list-item>
          <text:p text:style-name="P4"><text:span text:style-name="T2">Входящего трафика между web-серверами (DNS Round-robin, </text:span><text:span text:style-name="T9">AWS ELB external</text:span><text:span text:style-name="T2">):</text:span></text:p>
        </text:list-item>
        <text:list-item>
          <text:p text:style-name="P4"><text:span text:style-name="T2">Нагрузки между </text:span><text:span text:style-name="T9">API и Application</text:span><text:span text:style-name="T2"> серверами (nginx, apache, haproxy, </text:span><text:span text:style-name="T9">AWS ELB internal</text:span><text:span text:style-name="T2">)</text:span><text:span text:style-name="T9">:</text:span></text:p>
        </text:list-item>
        <text:list-item>
          <text:p text:style-name="P4"><text:span text:style-name="T8">Запросов к БД (pgbouncer</text:span><text:span text:style-name="T9">), через псевдонимы баз данных.</text:span></text:p>
        </text:list-item>
      </text:list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oft-page-break/><text:span text:style-name="T9"/></text:p>
      <text:p text:style-name="P9"><text:span text:style-name="T15">3. Имеем папку, в которой лежат файлы, имена файлов - это имена пользователей. Нужно: написать ansible плейбук, который по имени каждого файла в этой папке, будет создавать пользователя на сервере и давать пользователю судо права на команду /opt/script.sh и запретит вход по ssh(например для запуска команды через cron) , В конце плейбук отправит письмо со списком всех добавленных пользователей.</text:span></text:p>
      <text:p text:style-name="P10"><text:line-break/> <text:span text:style-name="T10">В архиве находятся директории и файлы со следующей структурой:</text:span></text:p>
      <text:p text:style-name="Quotations">.</text:p>
      <text:p text:style-name="Quotations">├── ansible</text:p>
      <text:p text:style-name="Quotations">│ <text:s text:c="2"/>├── ansible.cfg</text:p>
      <text:p text:style-name="Quotations">│ <text:s text:c="2"/>├── hosts</text:p>
      <text:p text:style-name="Quotations">│ <text:s text:c="2"/>└── playbooks</text:p>
      <text:p text:style-name="Quotations">│ <text:s text:c="6"/>├── create_users.yml</text:p>
      <text:p text:style-name="Quotations">│ <text:s text:c="6"/>└── prepare.yml</text:p>
      <text:p text:style-name="Quotations">├── Vagrant</text:p>
      <text:p text:style-name="Quotations"><text:s text:c="5"/>└── Vagrantfile</text:p>
      <text:p text:style-name="Quotations"/>
      <text:h text:style-name="P25" text:outline-level="1"><text:span text:style-name="T13">R</text:span><text:span text:style-name="T12">unBook:</text:span></text:h>
      <text:h text:style-name="P26" text:outline-level="2">Требования к ПО</text:h>
      <text:p text:style-name="P15"><text:span text:style-name="T14">1. Vagrant (2.2.5)</text:span></text:p>
      <text:p text:style-name="P15"><text:span text:style-name="T14">2. Ansible (2.8.5)</text:span></text:p>
      <text:h text:style-name="Heading_20_3" text:outline-level="3">Vagrant</text:h>
      <text:p text:style-name="P13"><text:span text:style-name="T19">Последовательность действий:</text:span></text:p>
      <text:list xml:id="list2611210841" text:style-name="L1">
        <text:list-item>
          <text:p text:style-name="P16"><text:span text:style-name="T14">Перейти в каталог </text:span><text:span text:style-name="T16">Vagrant</text:span></text:p>
        </text:list-item>
        <text:list-item>
          <text:p text:style-name="P16"><text:span text:style-name="T14">Выполнить команду </text:span><text:span text:style-name="T16">vagrant up</text:span></text:p>
        </text:list-item>
      </text:list>
      <text:h text:style-name="P27" text:outline-level="3"><text:span text:style-name="T22">A</text:span><text:span text:style-name="T18">nsible</text:span></text:h>
      <text:p text:style-name="P14"><text:span text:style-name="T20">Перейти в каталог </text:span><text:span text:style-name="T21">ansible</text:span></text:p>
      <text:p text:style-name="P17">Для подготовки сервера выполнить команду </text:p>
      <text:p text:style-name="P20"><text:soft-page-break/>ansible-playbook playbooks/prepare.yml</text:p>
      <text:p text:style-name="P17">Будут созданы:</text:p>
      <text:list xml:id="list1925955415" text:style-name="L2">
        <text:list-item>
          <text:p text:style-name="P18">Каталог для хранения файлов</text:p>
        </text:list-item>
        <text:list-item>
          <text:p text:style-name="P18">Сами файлы</text:p>
        </text:list-item>
        <text:list-item>
          <text:p text:style-name="P18">Скрипт /<text:span text:style-name="T17">opt/script.sh</text:span></text:p>
        </text:list-item>
      </text:list>
      <text:p text:style-name="P17">Для запуска плейбука, выполняющего условия поставленной задачи, выполнить комаду</text:p>
      <text:p text:style-name="P20">ansible-playbook playbooks/create_users.yml</text:p>
      <text:p text:style-name="P19">Для проверки с отправкой почты, необходимо передать дополнительные переменные через —extra-vars. Пример:</text:p>
      <text:p text:style-name="P21">ansible-playbook playbooks/create_users.yml --extra-vars "mail_user=ВАШ_ПОЛЬЗОВАТЕЛЬ mail_password=ВАШ_ПАРОЛЬ mail_server=DNS_СЕРВЕРА mail_port=ПОРТ_СЕРВЕРА mail_recipient=ПОЛУЧАТЕЛЬ_ОТЧЁТА"</text:p>
      <text:h text:style-name="P28" text:outline-level="3"><text:span text:style-name="T24">Проверка на</text:span> VM</text:h>
      <text:p text:style-name="P11"><text:span text:style-name="T18">Для проверки выполнения сценария можно зайти на VM командой</text:span><text:span text:style-name="T23">:</text:span></text:p>
      <text:p text:style-name="P8"><text:span text:style-name="T18">ssh vagrant@127.0.0.1 -p 2222 -i ../Vagrant/.vagrant/machines/default/virtualbox/private_key</text:span></text:p>
      <text:p text:style-name="P12"><text:span text:style-name="T18">Проверка sudo:</text:span></text:p>
      <text:p text:style-name="Preformatted_20_Text">vagrant@ubuntu-bionic:~$ sudo su ivanov</text:p>
      <text:p text:style-name="Preformatted_20_Text">To run a command as administrator (user "root"), use "sudo &lt;command&gt;".</text:p>
      <text:p text:style-name="Preformatted_20_Text">See "man sudo_root" for details.</text:p>
      <text:p text:style-name="Preformatted_20_Text"/>
      <text:p text:style-name="Preformatted_20_Text">ivanov@ubuntu-bionic:/home/vagrant$ /opt/script.sh</text:p>
      <text:p text:style-name="Preformatted_20_Text">bash: /opt/script.sh: Permission denied</text:p>
      <text:p text:style-name="Preformatted_20_Text">ivanov@ubuntu-bionic:/home/vagrant$ sudo /opt/script.sh</text:p>
      <text:p text:style-name="Preformatted_20_Text">Hello World!</text:p>
      <text:p text:style-name="Preformatted_20_Text"/>
      <text:h text:style-name="P29" text:outline-level="3">Комментарии</text:h>
      <text:p text:style-name="P22">Подключение по SSH заблокировано через <text:span text:style-name="T25">конфигурацию sshd для группы. Создаётся отдельная группа для пользователей.</text:span></text:p>
      <text:p text:style-name="P24">Паролей у пользователей нет</text:p>
      <text:p text:style-name="P23">Использование crontab заблокировано созданием файлов с именами, соответствующих именам пользователей. Но их уровень привилегий не позволяет внести изменения и создать задачи в планировщике.</text:p>
      <text:p text:style-name="P23">Манипуляции с поиском файлов, созданием группы, пользователей и отправкой отчётов разбиты на блоки для более удобного чтения.</text:p>
      <text:p text:style-name="P24">Атрибуты для отправки отчёта вынесены в переменные, <text:s/>чтобы их можно было передать через extra-vars, хотя и используются только один раз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1cm" fo:margin-top="0cm" fo:margin-bottom="0.247cm" loext:contextual-spacing="false" fo:line-height="115%" fo:text-indent="0cm" style:auto-text-indent="false"/>
      <style:text-properties officeooo:rsid="001d3db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4:16:23.122340775</meta:creation-date>
    <dc:date>2019-09-19T15:39:11.584054467</dc:date>
    <meta:editing-duration>PT50M51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63" meta:word-count="550" meta:character-count="4203" meta:non-whitespace-character-count="3695"/>
  </office:meta>
</office:document-meta>
</file>